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Standard">
      <style:text-properties fo:language="ru" fo:country="RU" officeooo:rsid="0006423e" officeooo:paragraph-rsid="0006423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style:style style:name="T2" style:family="text">
      <style:text-properties fo:font-variant="normal" fo:text-transform="none" fo:color="#333333" style:font-name="Menlo" fo:font-size="9.5pt" fo:letter-spacing="normal" fo:language="zxx" fo:country="none" fo:font-style="normal" fo:font-weight="normal" style:font-size-asian="9.5pt" style:language-asian="zxx" style:country-asian="none" style:font-style-asian="normal" style:font-weight-asian="normal" style:font-name-complex="Menlo1" style:language-complex="zxx" style:country-complex="none"/>
    </style:style>
    <style:style style:name="T3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Для начала работы необходимо установить интерпретатор Python, далее при помощи команды </text:span><text:span text:style-name="T2">pip install -r requirements.txt</text:span><text:span text:style-name="T1"> <text:s/>установить необходимые модули, в папке с данным файлом запустить команду в CMD</text:span></text:p>
      <text:p text:style-name="P1"/>
      <text:p text:style-name="P1"/>
      <text:p text:style-name="Standard"><text:line-break/></text:p>
      <text:p text:style-name="P1"/>
      <text:p text:style-name="Standard"><text:span text:style-name="T1">Для изменение параметров подключения есть файл settings.ini где</text:span><text:line-break/><text:span text:style-name="T1">ip_addres = [адрес кассы]</text:span></text:p>
      <text:p text:style-name="P1">port = [порт plain text интерфейса]</text:p>
      <text:p text:style-name="P1"/>
      <text:p text:style-name="P1"/>
      <text:p text:style-name="Standard"><text:span text:style-name="T1">delay = [задержка повторного опроса кассы]</text:span><text:line-break/><text:span text:style-name="T1">split_lines = [длинна отчёта в строках, если больше, будет разделён на отдельные сообщения, не более <text:s/>100 на момент написания, если больше, работать не будет, тестировалось и при 200 строках, но лучше не рисковать]</text:span></text:p>
      <text:p text:style-name="P1"/>
      <text:p text:style-name="Standard"><text:span text:style-name="T1">в компилируемом файле settings.py</text:span><text:line-break/><text:span text:style-name="T1">есть такие настройки</text:span></text:p>
      <text:p text:style-name="P1"/>
      <text:p text:style-name="Standard"><text:span text:style-name="T1">token = [токен для бота]</text:span><text:line-break/><text:span text:style-name="T1">log_rkeeper = [логин кипера]</text:span></text:p>
      <text:p text:style-name="P1">pass_rkeeper = [пароль кипера]</text:p>
      <text:p text:style-name="Standard"><text:line-break/>rest_sec_code = [код ресторана]<text:line-break/>pass_code = <text:span text:style-name="T3">[</text:span>пароль доступа к боту<text:span text:style-name="T3">]</text:span><text:line-break/>serv_addr = [сервер лицензирования] например 'https://serverbotmospos.herokuapp.com'<text:line-break/>rest_name = [название ресторана]</text:p>
      <text:p text:style-name="Standard"/>
      <text:p text:style-name="Standard">НЕОБХОДИМО СОБЛЮДАТЬ ФОРМАТ ЗАПИСИ, ЕСЛИ СТОЯТ КАВЫЧКИ, ТО ОСТАВЛЯТЬ ИХ И ВНУТРИ НИХ ПИСАТЬ</text:p>
      <text:p text:style-name="Standard"/>
      <text:p text:style-name="P3">Для компиляции пишем <text:span text:style-name="T3">pyinstaller main.py -D, </text:span>ждём завершения процесса.<text:line-break/><text:line-break/>Для отсутствия ошибок рекомендую каждый раз удалять папки <text:span text:style-name="T3">dist , build, </text:span>в них временные и <text:s/>уже созданные компиляции бота.<text:line-break/><text:line-break/>После компиляции берём папку «Папка с дополнениями», копируем её содержимое, и вставляем в папку <text:span text:style-name="T3">dist/main </text:span>и туда всё вставляем, приложение готово, для запуска два раза клацнуть на <text:span text:style-name="T3">main.exe</text:span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Menlo" svg:font-family="Menlo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enlo1" svg:font-family="Menlo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6.2$Windows_X86_64 LibreOffice_project/0ce51a4fd21bff07a5c061082cc82c5ed232f115</meta:generator>
    <meta:editing-duration>PT7M43S</meta:editing-duration>
    <meta:editing-cycles>4</meta:editing-cycles>
    <dc:date>2020-09-22T14:24:16.870000000</dc:date>
    <meta:document-statistic meta:table-count="0" meta:image-count="0" meta:object-count="0" meta:page-count="1" meta:paragraph-count="11" meta:word-count="194" meta:character-count="1378" meta:non-whitespace-character-count="1187"/>
  </office:meta>
</office:document-meta>
</file>